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00000000F8124B8D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 style:list-style-name="L2">
      <style:text-properties officeooo:rsid="001e8066" officeooo:paragraph-rsid="001e8066"/>
    </style:style>
    <style:style style:name="P2" style:family="paragraph" style:parent-style-name="Text_20_body">
      <style:text-properties style:font-name="Liberation Serif" officeooo:rsid="00297ae8" officeooo:paragraph-rsid="00297ae8"/>
    </style:style>
    <style:style style:name="P3" style:family="paragraph" style:parent-style-name="Text_20_body">
      <style:text-properties style:font-name="Liberation Serif" officeooo:rsid="002a3ddf" officeooo:paragraph-rsid="002a3ddf"/>
    </style:style>
    <style:style style:name="P4" style:family="paragraph" style:parent-style-name="Text_20_body" style:list-style-name="L6">
      <style:text-properties style:font-name="Liberation Serif" officeooo:rsid="002b8828" officeooo:paragraph-rsid="002b8828"/>
    </style:style>
    <style:style style:name="P5" style:family="paragraph" style:parent-style-name="Text_20_body" style:list-style-name="L6">
      <style:text-properties style:font-name="Liberation Serif" officeooo:rsid="0032a1f5" officeooo:paragraph-rsid="0032a1f5"/>
    </style:style>
    <style:style style:name="P6" style:family="paragraph" style:parent-style-name="Text_20_body" style:list-style-name="L6">
      <style:text-properties style:font-name="Liberation Serif" officeooo:rsid="00311c4b" officeooo:paragraph-rsid="00311c4b"/>
    </style:style>
    <style:style style:name="P7" style:family="paragraph" style:parent-style-name="Text_20_body" style:list-style-name="L8">
      <style:text-properties style:font-name="Liberation Serif" officeooo:rsid="00311c4b" officeooo:paragraph-rsid="00311c4b"/>
    </style:style>
    <style:style style:name="P8" style:family="paragraph" style:parent-style-name="Text_20_body" style:list-style-name="L8">
      <style:text-properties style:font-name="Liberation Serif" officeooo:rsid="00311c4b" officeooo:paragraph-rsid="004795da"/>
    </style:style>
    <style:style style:name="P9" style:family="paragraph" style:parent-style-name="Text_20_body">
      <style:text-properties style:font-name="Liberation Serif" officeooo:rsid="002d3eec" officeooo:paragraph-rsid="002d3eec"/>
    </style:style>
    <style:style style:name="P10" style:family="paragraph" style:parent-style-name="Text_20_body" style:list-style-name="L7">
      <style:text-properties style:font-name="Liberation Serif" officeooo:rsid="002dfb25" officeooo:paragraph-rsid="002dfb25"/>
    </style:style>
    <style:style style:name="P11" style:family="paragraph" style:parent-style-name="Text_20_body">
      <style:text-properties style:font-name="Liberation Serif" officeooo:rsid="0025ffd4" officeooo:paragraph-rsid="00277dba"/>
    </style:style>
    <style:style style:name="P12" style:family="paragraph" style:parent-style-name="Text_20_body">
      <style:text-properties style:font-name="Liberation Serif" officeooo:rsid="0025ffd4" officeooo:paragraph-rsid="0025ffd4"/>
    </style:style>
    <style:style style:name="P13" style:family="paragraph" style:parent-style-name="Text_20_body" style:list-style-name="L5">
      <style:text-properties style:font-name="Liberation Serif" officeooo:rsid="002704fe" officeooo:paragraph-rsid="002704fe"/>
    </style:style>
    <style:style style:name="P14" style:family="paragraph" style:parent-style-name="Text_20_body" style:list-style-name="L5">
      <style:text-properties style:font-name="Liberation Serif" officeooo:rsid="0027c8c2" officeooo:paragraph-rsid="0027c8c2"/>
    </style:style>
    <style:style style:name="P15" style:family="paragraph" style:parent-style-name="Text_20_body">
      <style:text-properties style:font-name="Liberation Serif" officeooo:rsid="0024b2e0" officeooo:paragraph-rsid="0024b2e0"/>
    </style:style>
    <style:style style:name="P16" style:family="paragraph" style:parent-style-name="Text_20_body" style:list-style-name="L4">
      <style:text-properties style:font-name="Liberation Serif" officeooo:rsid="0024d7c8" officeooo:paragraph-rsid="0024d7c8"/>
    </style:style>
    <style:style style:name="P17" style:family="paragraph" style:parent-style-name="Text_20_body">
      <style:text-properties style:font-name="Liberation Serif" officeooo:rsid="001ecb61" officeooo:paragraph-rsid="001ecb61"/>
    </style:style>
    <style:style style:name="P18" style:family="paragraph" style:parent-style-name="Text_20_body">
      <style:text-properties style:font-name="Liberation Serif" officeooo:rsid="001ecb61" officeooo:paragraph-rsid="0042a81d"/>
    </style:style>
    <style:style style:name="P19" style:family="paragraph" style:parent-style-name="Text_20_body" style:list-style-name="L3">
      <style:text-properties style:font-name="Liberation Serif" officeooo:rsid="001f8b89" officeooo:paragraph-rsid="001f8b89"/>
    </style:style>
    <style:style style:name="P20" style:family="paragraph" style:parent-style-name="Text_20_body" style:list-style-name="L3">
      <style:text-properties style:font-name="Liberation Serif" officeooo:rsid="001f8b89" officeooo:paragraph-rsid="0042a81d"/>
    </style:style>
    <style:style style:name="P21" style:family="paragraph" style:parent-style-name="Text_20_body">
      <style:text-properties style:font-name="Liberation Serif" officeooo:rsid="001e8066" officeooo:paragraph-rsid="001e8066"/>
    </style:style>
    <style:style style:name="P22" style:family="paragraph" style:parent-style-name="Text_20_body" style:list-style-name="L2">
      <style:text-properties style:font-name="Liberation Serif" officeooo:rsid="001e8066" officeooo:paragraph-rsid="001e8066"/>
    </style:style>
    <style:style style:name="P23" style:family="paragraph" style:parent-style-name="Text_20_body" style:list-style-name="L1">
      <style:text-properties style:font-name="Liberation Serif" officeooo:rsid="001e8066" officeooo:paragraph-rsid="001e8066"/>
    </style:style>
    <style:style style:name="P24" style:family="paragraph" style:parent-style-name="Text_20_body">
      <style:text-properties style:font-name="Liberation Serif" officeooo:rsid="002f2839" officeooo:paragraph-rsid="002f2839"/>
    </style:style>
    <style:style style:name="P25" style:family="paragraph" style:parent-style-name="Text_20_body" style:list-style-name="L8">
      <style:text-properties style:font-name="Liberation Serif" officeooo:rsid="00335343" officeooo:paragraph-rsid="00335343"/>
    </style:style>
    <style:style style:name="P26" style:family="paragraph" style:parent-style-name="Text_20_body">
      <style:text-properties style:font-name="Liberation Serif" officeooo:rsid="0034d846" officeooo:paragraph-rsid="0034d846"/>
    </style:style>
    <style:style style:name="P27" style:family="paragraph" style:parent-style-name="Text_20_body" style:list-style-name="L9">
      <style:text-properties style:font-name="Liberation Serif" officeooo:rsid="00379599" officeooo:paragraph-rsid="00379599"/>
    </style:style>
    <style:style style:name="P28" style:family="paragraph" style:parent-style-name="Text_20_body" style:list-style-name="L9">
      <style:text-properties style:font-name="Liberation Serif" officeooo:rsid="003897c4" officeooo:paragraph-rsid="003897c4"/>
    </style:style>
    <style:style style:name="P29" style:family="paragraph" style:parent-style-name="Text_20_body">
      <style:text-properties style:font-name="Liberation Serif" officeooo:rsid="0039ee9f" officeooo:paragraph-rsid="0039ee9f"/>
    </style:style>
    <style:style style:name="P30" style:family="paragraph" style:parent-style-name="Text_20_body">
      <style:text-properties style:font-name="Liberation Serif" officeooo:rsid="0039ee9f" officeooo:paragraph-rsid="0042a81d"/>
    </style:style>
    <style:style style:name="P31" style:family="paragraph" style:parent-style-name="Text_20_body">
      <style:text-properties style:font-name="Liberation Serif" officeooo:rsid="003b301a" officeooo:paragraph-rsid="003b301a"/>
    </style:style>
    <style:style style:name="P32" style:family="paragraph" style:parent-style-name="Text_20_body" style:list-style-name="L10">
      <style:text-properties style:font-name="Liberation Serif" officeooo:rsid="003b301a" officeooo:paragraph-rsid="003b301a"/>
    </style:style>
    <style:style style:name="P33" style:family="paragraph" style:parent-style-name="Text_20_body" style:list-style-name="L10">
      <style:text-properties style:font-name="Liberation Serif" officeooo:rsid="003b301a" officeooo:paragraph-rsid="0042a81d"/>
    </style:style>
    <style:style style:name="P34" style:family="paragraph" style:parent-style-name="Text_20_body">
      <style:text-properties style:font-name="Liberation Serif" officeooo:rsid="003b301a" officeooo:paragraph-rsid="0042a81d"/>
    </style:style>
    <style:style style:name="P35" style:family="paragraph" style:parent-style-name="Text_20_body" style:list-style-name="L10">
      <style:text-properties style:font-name="Liberation Serif" officeooo:rsid="003b7370" officeooo:paragraph-rsid="0042a81d"/>
    </style:style>
    <style:style style:name="P36" style:family="paragraph" style:parent-style-name="Text_20_body">
      <style:text-properties style:font-name="Liberation Serif" officeooo:rsid="003c0132" officeooo:paragraph-rsid="003c0132"/>
    </style:style>
    <style:style style:name="P37" style:family="paragraph" style:parent-style-name="Text_20_body">
      <style:text-properties style:font-name="Liberation Serif" officeooo:rsid="003c0132" officeooo:paragraph-rsid="0042a81d"/>
    </style:style>
    <style:style style:name="P38" style:family="paragraph" style:parent-style-name="Text_20_body">
      <style:text-properties style:font-name="Liberation Serif" officeooo:rsid="003d823a" officeooo:paragraph-rsid="003d823a"/>
    </style:style>
    <style:style style:name="P39" style:family="paragraph" style:parent-style-name="Text_20_body" style:list-style-name="L11">
      <style:text-properties style:font-name="Liberation Serif" officeooo:rsid="003d823a" officeooo:paragraph-rsid="003d823a"/>
    </style:style>
    <style:style style:name="P40" style:family="paragraph" style:parent-style-name="Text_20_body" style:list-style-name="L11">
      <style:text-properties style:font-name="Liberation Serif" officeooo:rsid="003d823a" officeooo:paragraph-rsid="0042a81d"/>
    </style:style>
    <style:style style:name="P41" style:family="paragraph" style:parent-style-name="Text_20_body">
      <style:text-properties style:font-name="Liberation Serif" officeooo:rsid="003d823a" officeooo:paragraph-rsid="0042a81d"/>
    </style:style>
    <style:style style:name="P42" style:family="paragraph" style:parent-style-name="Text_20_body" style:list-style-name="L9">
      <style:text-properties style:font-name="Liberation Serif" officeooo:rsid="004795da" officeooo:paragraph-rsid="004795da"/>
    </style:style>
    <style:style style:name="P43" style:family="paragraph" style:parent-style-name="Text_20_body" style:list-style-name="L4">
      <style:paragraph-properties fo:margin-top="0in" fo:margin-bottom="0.1in" loext:contextual-spacing="true"/>
      <style:text-properties style:font-name="Liberation Serif" officeooo:rsid="0024d7c8" officeooo:paragraph-rsid="0024d7c8"/>
    </style:style>
    <style:style style:name="P44" style:family="paragraph" style:parent-style-name="Text_20_body" style:list-style-name="L8">
      <style:paragraph-properties fo:margin-top="0in" fo:margin-bottom="0.1in" loext:contextual-spacing="true"/>
      <style:text-properties style:font-name="Liberation Serif" officeooo:rsid="00311c4b" officeooo:paragraph-rsid="004795da"/>
    </style:style>
    <style:style style:name="P45" style:family="paragraph" style:parent-style-name="Text_20_body" style:list-style-name="L8">
      <style:paragraph-properties fo:margin-top="0in" fo:margin-bottom="0.1in" loext:contextual-spacing="true"/>
      <style:text-properties style:font-name="Liberation Serif" officeooo:rsid="004795da" officeooo:paragraph-rsid="004795da"/>
    </style:style>
    <style:style style:name="P46" style:family="paragraph" style:parent-style-name="Footer">
      <style:text-properties fo:font-size="6pt" officeooo:rsid="001c3e6b" officeooo:paragraph-rsid="00219f4b" style:font-size-asian="6pt" style:font-size-complex="6pt"/>
    </style:style>
    <style:style style:name="P47" style:family="paragraph" style:parent-style-name="Title">
      <style:text-properties style:font-name="Liberation Serif" officeooo:rsid="001d2780" officeooo:paragraph-rsid="001d2780"/>
    </style:style>
    <style:style style:name="P48" style:family="paragraph" style:parent-style-name="Title">
      <style:paragraph-properties fo:break-before="page"/>
      <style:text-properties style:font-name="Liberation Serif" officeooo:rsid="001d2780" officeooo:paragraph-rsid="001d2780"/>
    </style:style>
    <style:style style:name="P49" style:family="paragraph" style:parent-style-name="Title">
      <style:paragraph-properties fo:break-before="page"/>
      <style:text-properties style:font-name="Liberation Serif" officeooo:rsid="001d2780" officeooo:paragraph-rsid="0042a81d"/>
    </style:style>
    <style:style style:name="P50" style:family="paragraph" style:parent-style-name="Title">
      <style:paragraph-properties fo:break-before="page"/>
      <style:text-properties style:font-name="Liberation Serif" officeooo:rsid="00206ad4" officeooo:paragraph-rsid="0042a81d"/>
    </style:style>
    <style:style style:name="P51" style:family="paragraph" style:parent-style-name="Title">
      <style:paragraph-properties fo:break-before="page"/>
      <style:text-properties style:font-name="Liberation Serif" officeooo:rsid="002121ad" officeooo:paragraph-rsid="002121ad"/>
    </style:style>
    <style:style style:name="P52" style:family="paragraph" style:parent-style-name="Title">
      <style:paragraph-properties fo:break-before="page"/>
      <style:text-properties style:font-name="Liberation Serif" officeooo:rsid="003897c4" officeooo:paragraph-rsid="003897c4"/>
    </style:style>
    <style:style style:name="T1" style:family="text">
      <style:text-properties officeooo:rsid="001f8b89"/>
    </style:style>
    <style:style style:name="T2" style:family="text">
      <style:text-properties officeooo:rsid="00219f4b"/>
    </style:style>
    <style:style style:name="T3" style:family="text">
      <style:text-properties officeooo:rsid="0025ffd4"/>
    </style:style>
    <style:style style:name="T4" style:family="text">
      <style:text-properties officeooo:rsid="00277dba"/>
    </style:style>
    <style:style style:name="T5" style:family="text">
      <style:text-properties officeooo:rsid="002ab2b4"/>
    </style:style>
    <style:style style:name="T6" style:family="text">
      <style:text-properties officeooo:rsid="002dfb25"/>
    </style:style>
    <style:style style:name="T7" style:family="text">
      <style:text-properties officeooo:rsid="0032a1f5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2184cd"/>
    </style:style>
    <style:style style:name="T10" style:family="text">
      <style:text-properties style:font-name="Liberation Serif" officeooo:rsid="00487073"/>
    </style:style>
    <style:style style:name="T11" style:family="text">
      <style:text-properties officeooo:rsid="0034facb"/>
    </style:style>
    <style:style style:name="T12" style:family="text">
      <style:text-properties officeooo:rsid="0035af88"/>
    </style:style>
    <style:style style:name="T13" style:family="text">
      <style:text-properties officeooo:rsid="0037fd9d"/>
    </style:style>
    <style:style style:name="T14" style:family="text">
      <style:text-properties officeooo:rsid="003b7370"/>
    </style:style>
    <style:style style:name="T15" style:family="text">
      <style:text-properties officeooo:rsid="003f6d57"/>
    </style:style>
    <style:style style:name="T16" style:family="text">
      <style:text-properties officeooo:rsid="0040aa33"/>
    </style:style>
    <style:style style:name="T17" style:family="text">
      <style:text-properties officeooo:rsid="0043e046"/>
    </style:style>
    <style:style style:name="T18" style:family="text">
      <style:text-properties officeooo:rsid="004537f6"/>
    </style:style>
    <style:style style:name="T19" style:family="text">
      <style:text-properties officeooo:rsid="00455d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Aufbauen</text:p>
      <text:p text:style-name="P2">Ziel:<text:tab/>Gemeinschaft, Team,<text:span text:style-name="T19"><text:tab/>Abbau <text:tab/>Anlernen, </text:span>Themenvielfalt, <text:tab/><text:span text:style-name="T5">dezentraler Austausch</text:span></text:p>
      <text:p text:style-name="P3">Mögliche Umsetzung:</text:p>
      <text:list xml:id="list6209838210430232863" text:style-name="L6">
        <text:list-item>
          <text:p text:style-name="P4">Gruppentische 2x2</text:p>
        </text:list-item>
        <text:list-item>
          <text:p text:style-name="P4">große Gänge</text:p>
        </text:list-item>
        <text:list-item>
          <text:p text:style-name="P4">Strom<text:span text:style-name="T6">dosen verteilen</text:span></text:p>
        </text:list-item>
        <text:list-item>
          <text:p text:style-name="P5">Tafel: <text:span text:style-name="T18">WLAN: </text:span>„coderdojo“ <text:span text:style-name="T18">PW:</text:span> „coderwankenobi“ <text:span text:style-name="T18">Web:</text:span> „material.quelltext.eu“</text:p>
        </text:list-item>
        <text:list-item>
          <text:p text:style-name="P6">Diese Karten aufhängen</text:p>
        </text:list-item>
      </text:list>
      <text:p text:style-name="P48">Abbauen</text:p>
      <text:p text:style-name="P9">Ziel:<text:tab/>Raum wiederherstellen, <text:tab/>Anlernen für den Aufbau</text:p>
      <text:p text:style-name="P9">Mögliche Umsetzung:</text:p>
      <text:list xml:id="list6897346857162542618" text:style-name="L7">
        <text:list-item>
          <text:p text:style-name="P10">Tische zu Reihen</text:p>
        </text:list-item>
        <text:list-item>
          <text:p text:style-name="P10">Verteiler in Korb legen</text:p>
        </text:list-item>
        <text:list-item>
          <text:p text:style-name="P10">Rechner runterfahren, kein Standby</text:p>
        </text:list-item>
        <text:list-item>
          <text:p text:style-name="P10">Whiteboard abwischen</text:p>
        </text:list-item>
      </text:list>
      <text:p text:style-name="P48">Säuber<text:span text:style-name="T3">n</text:span></text:p>
      <text:p text:style-name="P11">Ziel:<text:tab/>Raum wiederherstellen, Essen <text:tab/>ist <text:span text:style-name="T4">vom HPI </text:span>verboten, <text:tab/>deswegen nich<text:span text:style-name="T4">t </text:span>erwischen<text:tab/>lassen</text:p>
      <text:p text:style-name="P12">Mögliche Umsetzung:</text:p>
      <text:list xml:id="list7243452557938766698" text:style-name="L5">
        <text:list-item>
          <text:p text:style-name="P13">Staubsauger aus dem Shop holen, 2. Etage, Treppe hoch</text:p>
        </text:list-item>
        <text:list-item>
          <text:p text:style-name="P13">Krümel wegsaugen</text:p>
        </text:list-item>
        <text:list-item>
          <text:p text:style-name="P13">Tische Abwischen</text:p>
        </text:list-item>
        <text:list-item>
          <text:p text:style-name="P13">Boden, Tische, Stühle säubern</text:p>
        </text:list-item>
        <text:list-item>
          <text:p text:style-name="P14">Schokolade sofort aufheben</text:p>
        </text:list-item>
      </text:list>
      <text:p text:style-name="P48">Befragen</text:p>
      <text:p text:style-name="P15">Ziel:<text:tab/>Niemand ist frustriert, traurig, <text:tab/>schüchtern und allein, alle <text:tab/>haben wen zum Reden</text:p>
      <text:p text:style-name="P12">Mögliche Umsetzung:</text:p>
      <text:list xml:id="list8060037346178508095" text:style-name="L4">
        <text:list-item>
          <text:p text:style-name="P16">Jeden 2x in 3 Stunden ansprechen</text:p>
          <text:list>
            <text:list-item>
              <text:p text:style-name="P43">Wie geht es Dir?</text:p>
            </text:list-item>
            <text:list-item>
              <text:p text:style-name="P43">Was machst Du?</text:p>
            </text:list-item>
            <text:list-item>
              <text:p text:style-name="P43">Was ist <text:span text:style-name="T12">D</text:span>ein Ziel?</text:p>
            </text:list-item>
          </text:list>
        </text:list-item>
        <text:list-item>
          <text:p text:style-name="P16">Tische systematisch ablaufen</text:p>
        </text:list-item>
        <text:list-item>
          <text:p text:style-name="P16">Leute gruppieren und <text:span text:style-name="T17">Schüchternen</text:span> Fragen helfen</text:p>
        </text:list-item>
      </text:list>
      <text:p text:style-name="P48">Einführen</text:p>
      <text:p text:style-name="P21">Ziel:<text:tab/>Zeigen, was man machen kann<text:tab/>Spaß &amp; Eigenverantwortung<text:tab/>unterstützen</text:p>
      <text:p text:style-name="P21">Mögliche Umsetzung:</text:p>
      <text:list xml:id="list619596202905221366" text:style-name="L2">
        <text:list-item>
          <text:p text:style-name="P22">WLAN und Passwort zeigen</text:p>
        </text:list-item>
        <text:list-item>
          <text:p text:style-name="P22">Fragen, wer die Vorstellung ansehen möchte</text:p>
        </text:list-item>
        <text:list-item>
          <text:p text:style-name="P1"><text:a xlink:type="simple" xlink:href="https://material.quelltext.eu/" text:style-name="Internet_20_link" text:visited-style-name="Visited_20_Internet_20_Link"><text:span text:style-name="T8">https://material.quelltext.eu</text:span></text:a><text:span text:style-name="T8"> durchgehen, erklären, Fragen </text:span><text:span text:style-name="T9">anhören.</text:span></text:p>
        </text:list-item>
      </text:list>
      <text:p text:style-name="P48">Begrüßen</text:p>
      <text:p text:style-name="P21">Ziel:<text:tab/>Orientierung für neue <text:tab/>Leute bieten</text:p>
      <text:p text:style-name="P21">Mögliche Umsetzung:</text:p>
      <text:list xml:id="list2113609188453391990" text:style-name="L1">
        <text:list-item>
          <text:p text:style-name="P23">Tür aufmachen</text:p>
        </text:list-item>
        <text:list-item>
          <text:p text:style-name="P23">Rechner zeigen</text:p>
        </text:list-item>
        <text:list-item>
          <text:p text:style-name="P23">diese Karten zeigen</text:p>
        </text:list-item>
        <text:list-item>
          <text:p text:style-name="P23">Fragen, was sie machen wollen</text:p>
        </text:list-item>
        <text:list-item>
          <text:p text:style-name="P23">Plätze anbieten wo es dazu passt</text:p>
        </text:list-item>
      </text:list>
      <text:p text:style-name="P51">Anliefern</text:p>
      <text:p text:style-name="P24">Ziel:<text:tab/>Hardware für das Dojo <text:tab/>bereitstellen</text:p>
      <text:p text:style-name="P24">Mögliche Umsetzung:</text:p>
      <text:list xml:id="list8722602385382796987" text:style-name="L8">
        <text:list-item>
          <text:p text:style-name="P7">Verteiler vom Empfang holen</text:p>
        </text:list-item>
        <text:list-item>
          <text:p text:style-name="P8">Rechner &amp; Hardware aus dem CoderDojo-Schrank holen</text:p>
          <text:list>
            <text:list-item>
              <text:p text:style-name="P44"><text:span text:style-name="T7">FSR-Karren-Code = 1337</text:span></text:p>
            </text:list-item>
            <text:list-item>
              <text:p text:style-name="P45">Schlüssel am Empfang</text:p>
            </text:list-item>
          </text:list>
        </text:list-item>
        <text:list-item>
          <text:p text:style-name="P25">Becher aus Teeküche holen</text:p>
        </text:list-item>
        <text:list-item>
          <text:p text:style-name="P25">Staubsauger holen</text:p>
        </text:list-item>
      </text:list>
      <text:p text:style-name="P52">Zurückbringen</text:p>
      <text:p text:style-name="P26">Ziel:<text:tab/>CoderDojo-Material für die <text:tab/>nächste Veranstaltun<text:span text:style-name="T11">g</text:span> <text:tab/>einordnen</text:p>
      <text:p text:style-name="P26">Mögliche Umsetzung:</text:p>
      <text:list xml:id="list3225318204339957853" text:style-name="L9">
        <text:list-item>
          <text:p text:style-name="P27">Verteiler zum Empfang bringen</text:p>
        </text:list-item>
        <text:list-item>
          <text:p text:style-name="P27">Rechner und Material in den CoderDojo-Schrank <text:span text:style-name="T13">tun</text:span></text:p>
        </text:list-item>
        <text:list-item>
          <text:p text:style-name="P27">Geschirr in den Geschirrspüler</text:p>
        </text:list-item>
        <text:list-item>
          <text:p text:style-name="P28">Staubsauger zurücktun</text:p>
        </text:list-item>
        <text:list-item>
          <text:p text:style-name="P42">Schlüssel zurückgeben</text:p>
        </text:list-item>
      </text:list>
      <text:p text:style-name="P49">Moderieren</text:p>
      <text:p text:style-name="P30">Ziel:<text:tab/>Durch Präsentationen leiten, <text:tab/>Austauch fördern</text:p>
      <text:p text:style-name="P34">Mögliche Umsetzung:</text:p>
      <text:list xml:id="list2761693565605084366" text:style-name="L10">
        <text:list-item>
          <text:p text:style-name="P33">30min vor Schluss vorbereiten <text:span text:style-name="T14">und</text:span> Ziel kl<text:span text:style-name="T14">ären</text:span> Austausch und Inspiration</text:p>
        </text:list-item>
        <text:list-item>
          <text:p text:style-name="P33">15min vor Schluss fragen, wer was zeigen möchte</text:p>
        </text:list-item>
        <text:list-item>
          <text:p text:style-name="P35">Fragen stellen: Was ist Dein Ziel? Was nutzt du? Wie geht es weiter? Wie geht das? Hat wer Fragen? Wer will danach?</text:p>
        </text:list-item>
      </text:list>
      <text:p text:style-name="P49">Präsentieren</text:p>
      <text:p text:style-name="P18">Ziel:<text:tab/>andere inspirieren und bilden,<text:tab/>Kommunikation üben und <text:tab/>Verantwortung für den Code <text:tab/>übernehmen</text:p>
      <text:p text:style-name="P18">Mögliche <text:span text:style-name="T1">Fragen beantworten</text:span>:</text:p>
      <text:list xml:id="list3487628006956930512" text:style-name="L3">
        <text:list-item>
          <text:p text:style-name="P20">Was ist mein Ziel?</text:p>
        </text:list-item>
        <text:list-item>
          <text:p text:style-name="P20">Was habe ich verwendet?</text:p>
        </text:list-item>
        <text:list-item>
          <text:p text:style-name="P20">Was finde ich interessant?</text:p>
        </text:list-item>
        <text:list-item>
          <text:p text:style-name="P20">Wie mache ich weiter?</text:p>
        </text:list-item>
        <text:list-item>
          <text:p text:style-name="P20">Was habe ich neu gelernt?</text:p>
        </text:list-item>
      </text:list>
      <text:p text:style-name="P50">Coachen</text:p>
      <text:p text:style-name="P37">Ziel:<text:tab/>Große Probleme abkürzen <text:tab/>aber nicht lösen, dadurch <text:tab/>effizient <text:span text:style-name="T16">s</text:span>elbst-ermächtigen</text:p>
      <text:p text:style-name="P41">Mögliche Umsetzung:</text:p>
      <text:list xml:id="list8144931375749420257" text:style-name="L11">
        <text:list-item>
          <text:p text:style-name="P40">Coaching Guide lesen <text:a xlink:type="simple" xlink:href="https://bit.ly/2ILjoPP" text:style-name="Internet_20_link" text:visited-style-name="Visited_20_Internet_20_Link">https://bit.ly/2ILjoPP</text:a></text:p>
        </text:list-item>
        <text:list-item>
          <text:p text:style-name="P40">Mit wem zusammensetzen und was machen</text:p>
        </text:list-item>
        <text:list-item>
          <text:p text:style-name="P40">Fragen weiterleiten, wenn es geht, sonst selbst beantworten</text:p>
        </text:list-item>
        <text:list-item>
          <text:p text:style-name="P40">Tastatur nicht anfass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.2772in" style:type="center"/>
          <style:tab-stop style:position="2.5547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6pt" officeooo:rsid="001c3e6b" officeooo:paragraph-rsid="00219f4b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4.1299in" fo:page-height="5.8299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paragraph" svg:x="0.0091in" svg:y="0.0008in" svg:width="0.5102in" svg:height="0.0957in" draw:z-index="0"><draw:image xlink:href="Pictures/10000201000000500000000F8124B8DF.png" xlink:type="simple" xlink:show="embed" xlink:actuate="onLoad"/></draw:frame> <text:s text:c="25"/>CoderDojo Potsdam <text:a xlink:type="simple" xlink:href="https://bit.ly/1upaQv7" text:style-name="Internet_20_link" text:visited-style-name="Visited_20_Internet_20_Link">https://bit.ly/1upaQv7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0:12:33.255021989</meta:creation-date>
    <dc:date>2018-05-17T13:19:28.982635807</dc:date>
    <meta:editing-duration>PT3H6M35S</meta:editing-duration>
    <meta:editing-cycles>48</meta:editing-cycles>
    <meta:generator>LibreOffice/4.3.3.2$Linux_X86_64 LibreOffice_project/430m0$Build-2</meta:generator>
    <meta:document-statistic meta:table-count="0" meta:image-count="1" meta:object-count="0" meta:page-count="11" meta:paragraph-count="85" meta:word-count="418" meta:character-count="2794" meta:non-whitespace-character-count="2470"/>
  </office:meta>
</office:document-meta>
</file>